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05230f" style:font-size-asian="12pt" style:font-name-complex="Courier New" style:font-size-complex="12pt"/>
    </style:style>
    <style:style style:name="P2" style:family="paragraph" style:parent-style-name="Standard">
      <style:paragraph-properties fo:margin-top="0in" fo:margin-bottom="0.1665in" loext:contextual-spacing="false"/>
      <style:text-properties style:font-name="Courier New" fo:font-size="12pt" officeooo:paragraph-rsid="0005230f" style:font-size-asian="12pt" style:font-name-complex="Courier New" style:font-size-complex="12pt"/>
    </style:style>
    <style:style style:name="P3" style:family="paragraph" style:parent-style-name="Standard">
      <style:paragraph-properties fo:margin-top="0in" fo:margin-bottom="0.1665in" loext:contextual-spacing="false"/>
      <style:text-properties officeooo:paragraph-rsid="0005230f"/>
    </style:style>
    <style:style style:name="P4" style:family="paragraph" style:parent-style-name="Standard">
      <style:paragraph-properties fo:margin-left="0in" fo:margin-right="0in" fo:text-indent="2in" style:auto-text-indent="false"/>
      <style:text-properties style:font-name="Courier New" fo:font-size="12pt" officeooo:rsid="03ebc79a" officeooo:paragraph-rsid="0005230f" style:font-size-asian="12pt" style:font-name-complex="Courier New" style:font-size-complex="12pt"/>
    </style:style>
    <style:style style:name="P5" style:family="paragraph" style:parent-style-name="Standard">
      <style:paragraph-properties fo:margin-left="0in" fo:margin-right="0in" fo:text-indent="2in" style:auto-text-indent="false"/>
      <style:text-properties style:font-name="Courier New" fo:font-size="12pt" officeooo:rsid="00410755" officeooo:paragraph-rsid="0005230f" style:font-size-asian="12pt" style:font-name-complex="Courier New" style:font-size-complex="12pt"/>
    </style:style>
    <style:style style:name="P6" style:family="paragraph" style:parent-style-name="Standard">
      <style:paragraph-properties fo:margin-left="0in" fo:margin-right="0in" fo:text-indent="2in" style:auto-text-indent="false"/>
      <style:text-properties style:font-name="Courier New" fo:font-size="12pt" officeooo:rsid="0396f0c0" officeooo:paragraph-rsid="0005230f" style:font-size-asian="12pt" style:font-name-complex="Courier New" style:font-size-complex="12pt"/>
    </style:style>
    <style:style style:name="P7" style:family="paragraph" style:parent-style-name="Standard">
      <style:paragraph-properties fo:margin-left="0in" fo:margin-right="0in" fo:text-indent="2in" style:auto-text-indent="false"/>
      <style:text-properties style:font-name="Courier New" fo:font-size="12pt" officeooo:rsid="00419492" officeooo:paragraph-rsid="0005230f" style:font-size-asian="12pt" style:font-name-complex="Courier New" style:font-size-complex="12pt"/>
    </style:style>
    <style:style style:name="P8" style:family="paragraph" style:parent-style-name="Standard">
      <style:paragraph-properties fo:margin-left="0in" fo:margin-right="0in" fo:text-indent="2in" style:auto-text-indent="false"/>
      <style:text-properties style:font-name="Courier New" fo:font-size="12pt" officeooo:rsid="03ebd4c8" officeooo:paragraph-rsid="0005230f" style:font-size-asian="12pt" style:font-name-complex="Courier New" style:font-size-complex="12pt"/>
    </style:style>
    <style:style style:name="P9" style:family="paragraph" style:parent-style-name="Standard">
      <style:paragraph-properties fo:margin-left="0in" fo:margin-right="0in" fo:text-indent="2in" style:auto-text-indent="false"/>
      <style:text-properties style:font-name="Courier New" fo:font-size="12pt" officeooo:paragraph-rsid="0005230f" style:font-size-asian="12pt" style:font-name-complex="Courier New" style:font-size-complex="12pt"/>
    </style:style>
    <style:style style:name="P10" style:family="paragraph" style:parent-style-name="Heading_20_3">
      <style:paragraph-properties fo:margin-top="0.1665in" fo:margin-bottom="0in" loext:contextual-spacing="false"/>
      <style:text-properties style:font-name="Courier New" officeooo:paragraph-rsid="0005230f" style:font-name-complex="Courier New" style:font-size-complex="12pt"/>
    </style:style>
    <style:style style:name="T1" style:family="text">
      <style:text-properties officeooo:rsid="0396f0c0"/>
    </style:style>
    <style:style style:name="T2" style:family="text">
      <style:text-properties style:font-name="Courier New" fo:font-size="12pt" style:font-size-asian="12pt" style:font-name-complex="Courier New" style:font-size-complex="12pt"/>
    </style:style>
    <style:style style:name="T3" style:family="text">
      <style:text-properties style:font-name="Courier New" fo:font-size="12pt" officeooo:rsid="003d391a" style:font-size-asian="12pt" style:font-name-complex="Courier New" style:font-size-complex="12pt"/>
    </style:style>
    <style:style style:name="T4" style:family="text">
      <style:text-properties style:font-name="Courier New" fo:font-size="12pt" officeooo:rsid="01faade8" style:font-size-asian="12pt" style:font-name-complex="Courier New" style:font-size-complex="12pt"/>
    </style:style>
    <style:style style:name="T5" style:family="text">
      <style:text-properties style:font-name="Courier New" fo:font-size="12pt" officeooo:rsid="01865141" style:font-size-asian="12pt" style:font-name-complex="Courier New" style:font-size-complex="12pt"/>
    </style:style>
    <style:style style:name="T6" style:family="text">
      <style:text-properties style:font-name="Courier New" fo:font-size="12pt" officeooo:rsid="003b5934" style:font-size-asian="12pt" style:font-name-complex="Courier New" style:font-size-complex="12pt"/>
    </style:style>
    <style:style style:name="T7" style:family="text">
      <style:text-properties style:font-name="Courier New" fo:font-size="12pt" officeooo:rsid="003ec3e6" style:font-size-asian="12pt" style:font-name-complex="Courier New" style:font-size-complex="12pt"/>
    </style:style>
    <style:style style:name="T8" style:family="text">
      <style:text-properties style:font-name="Courier New" fo:font-size="12pt" officeooo:rsid="019669a7" style:font-size-asian="12pt" style:font-name-complex="Courier New" style:font-size-complex="12pt"/>
    </style:style>
    <style:style style:name="T9" style:family="text">
      <style:text-properties style:font-name="Courier New" fo:font-size="12pt" officeooo:rsid="00410755" style:font-size-asian="12pt" style:font-name-complex="Courier New" style:font-size-complex="12pt"/>
    </style:style>
    <style:style style:name="T10" style:family="text">
      <style:text-properties style:font-name="Courier New" fo:font-size="12pt" officeooo:rsid="003f19d9" style:font-size-asian="12pt" style:font-name-complex="Courier New" style:font-size-complex="12pt"/>
    </style:style>
    <style:style style:name="T11" style:family="text">
      <style:text-properties style:font-name="Courier New" fo:font-size="12pt" officeooo:rsid="0396f0c0" style:font-size-asian="12pt" style:font-name-complex="Courier New" style:font-size-complex="12pt"/>
    </style:style>
    <style:style style:name="T12" style:family="text">
      <style:text-properties officeooo:rsid="003d391a"/>
    </style:style>
    <style:style style:name="T13" style:family="text">
      <style:text-properties officeooo:rsid="03eba6b8"/>
    </style:style>
    <style:style style:name="T14" style:family="text">
      <style:text-properties officeooo:rsid="016c9441"/>
    </style:style>
    <style:style style:name="T15" style:family="text">
      <style:text-properties officeooo:rsid="003f19d9"/>
    </style:style>
    <style:style style:name="T16" style:family="text">
      <style:text-properties officeooo:rsid="00410755"/>
    </style:style>
    <style:style style:name="T17" style:family="text">
      <style:text-properties officeooo:rsid="03ebc79a"/>
    </style:style>
    <style:style style:name="T18" style:family="text">
      <style:text-properties officeooo:rsid="01cd0105"/>
    </style:style>
    <style:style style:name="T19" style:family="text">
      <style:text-properties officeooo:rsid="02c434b0"/>
    </style:style>
    <style:style style:name="T20" style:family="text">
      <style:text-properties officeooo:rsid="00419492"/>
    </style:style>
    <style:style style:name="T21" style:family="text">
      <style:text-properties officeooo:rsid="030dfe40"/>
    </style:style>
    <style:style style:name="T22" style:family="text">
      <style:text-properties officeooo:rsid="039761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INT. CHEMISTRY LAB</text:h>
      <text:p text:style-name="P2">The <text:span text:style-name="T1">cheerleaders</text:span> enter with their cheer uniforms. Jeff and Dan follow.</text:p>
      <text:p text:style-name="P9">BECKY</text:p>
      <text:p text:style-name="P1">What are you two doing in here?</text:p>
      <text:p text:style-name="P9">Dan</text:p>
      <text:p text:style-name="P1">Lisa said we could watch.</text:p>
      <text:p text:style-name="P9">LISA</text:p>
      <text:p text:style-name="P1">I did not!</text:p>
      <text:p text:style-name="P2">The Nostrams leave.</text:p>
      <text:p text:style-name="P3"><text:span text:style-name="T3">Julie and Krissy take off their skirts (shorts underneath). </text:span><text:span text:style-name="T2">With her back to the camera, Lisa </text:span><text:span text:style-name="T4">quickly</text:span><text:span text:style-name="T2"> removes her Bourgade uniform skirt. </text:span><text:span text:style-name="T3">She's in a hurry to change before the Nostrams come back.</text:span><text:span text:style-name="T2"> </text:span></text:p>
      <text:p text:style-name="P3"><text:span text:style-name="T3">Focus on </text:span><text:span text:style-name="T2">Lisa</text:span><text:span text:style-name="T3">'s back as she</text:span><text:span text:style-name="T2"> </text:span><text:span text:style-name="T3">quickly</text:span><text:span text:style-name="T2"> removes her shirt. </text:span><text:span text:style-name="T5">She's only in a bra and shorts.</text:span><text:span text:style-name="T2"> </text:span><text:span text:style-name="T3">Julie and Krissy chatter inanely in the background.</text:span></text:p>
      <text:p text:style-name="P9">KRISSY <text:span text:style-name="T12">(OS)</text:span></text:p>
      <text:p text:style-name="P1">My waist is 27 inches.</text:p>
      <text:p text:style-name="P9"><text:span text:style-name="T13">JULIE</text:span> <text:span text:style-name="T12">(OS)</text:span></text:p>
      <text:p text:style-name="P1">Mine’s 26.</text:p>
      <text:p text:style-name="P3"><text:span text:style-name="T2">The Nostrams </text:span><text:span text:style-name="T3">silently </text:span><text:span text:style-name="T2">crack the door open and peek in.</text:span></text:p>
      <text:p text:style-name="P3"><text:span text:style-name="T2">Lisa </text:span><text:span text:style-name="T3">quickly</text:span><text:span text:style-name="T2"> bends over and removes her shorts, </text:span><text:span text:style-name="T6">revealing her underwear</text:span><text:span text:style-name="T2">.</text:span></text:p>
      <text:p text:style-name="P2">The Nostrams stare, drop their jaws.</text:p>
      <text:p text:style-name="P9">Jeff</text:p>
      <text:p text:style-name="P1">Ohhhhhhhhh.</text:p>
      <text:p text:style-name="P2"><text:span text:style-name="T1">Julie</text:span>, about to take off her shirt, looks at the door and screams. </text:p>
      <text:p text:style-name="P2">Dan mutters under his breath.</text:p>
      <text:p text:style-name="P9">Dan <text:span text:style-name="T14">(whisper)</text:span></text:p>
      <text:p text:style-name="P1">Shut <text:span text:style-name="T12">u</text:span>p!</text:p>
      <text:p text:style-name="P3"><text:span text:style-name="T2">The </text:span><text:span text:style-name="T3">cheerleader</text:span><text:span text:style-name="T2">s turn around, look at the door and scream. </text:span></text:p>
      <text:p text:style-name="P2">The Nostrams don’t pay attention <text:span text:style-name="T12">to them</text:span>, <text:span text:style-name="T12">they're</text:span> staring <text:span text:style-name="T12">at Lisa</text:span>.</text:p>
      <text:p text:style-name="P3"><text:span text:style-name="T2">Lisa </text:span><text:span text:style-name="T3">stand</text:span><text:span text:style-name="T2">s up, turns around, holds her shorts over her bra, eyes wide, deer-in-headlights, freezes.</text:span></text:p>
      <text:p text:style-name="P3"><text:soft-page-break/><text:span text:style-name="T2">The Nostrams </text:span><text:span text:style-name="T7">are startled but to</text:span><text:span text:style-name="T8">o</text:span><text:span text:style-name="T7"> shocked to move</text:span><text:span text:style-name="T2">.</text:span></text:p>
      <text:p text:style-name="P3"><text:span text:style-name="T2">Lisa </text:span><text:span text:style-name="T3">picks up her plaid skirt</text:span><text:span text:style-name="T2">, </text:span><text:span text:style-name="T3">holds it to cover</text:span><text:span text:style-name="T2"> herself. The other girls are screaming.</text:span></text:p>
      <text:p text:style-name="P9">BECKY</text:p>
      <text:p text:style-name="P1">Get out!</text:p>
      <text:p text:style-name="P3"><text:span text:style-name="T2">Jeff continues to stare, grabs onto the edge of the door and presses himself against it. He grabs the door tight with his fingers and smashes his cheek into the door, starts to shake, hides his face against the door. Jeff grabs his crotch </text:span><text:span text:style-name="T9">and whimpers</text:span><text:span text:style-name="T2">.</text:span></text:p>
      <text:p text:style-name="P9">Dan</text:p>
      <text:p text:style-name="P1">Run to the bathroom!</text:p>
      <text:p text:style-name="P3"><text:span text:style-name="T2">Lisa doesn’t pay attention to the Nostrams. She scrambles to pick up her clothes </text:span><text:span text:style-name="T10">and</text:span><text:span text:style-name="T2"> put them on. The other cheerleaders are watching Jeff. </text:span><text:span text:style-name="T11">Krissy</text:span><text:span text:style-name="T2"> looks at </text:span><text:span text:style-name="T11">Julie</text:span><text:span text:style-name="T2">.</text:span></text:p>
      <text:p text:style-name="P9">KRISSY</text:p>
      <text:p text:style-name="P1">What’s wrong with Jeff?</text:p>
      <text:p text:style-name="P4">JULIE</text:p>
      <text:p text:style-name="P1">Oh my god.</text:p>
      <text:p text:style-name="P2">Dan runs off. </text:p>
      <text:p text:style-name="P2">The cheerleaders laugh at <text:span text:style-name="T15">and mimic</text:span> Jeff while Lisa puts her c<text:span text:style-name="T15">heer uniform</text:span> on, <text:span text:style-name="T16">changes socks</text:span>.</text:p>
      <text:p text:style-name="P2">Jeff shakes, moans, slides down to the ground with his hand in front of his crotch.</text:p>
      <text:p text:style-name="P3"><text:span text:style-name="T2">Mrs. Moore comes up behind Jeff </text:span><text:span text:style-name="T9">from the courtyard and opens the door farther</text:span><text:span text:style-name="T2">.</text:span></text:p>
      <text:p text:style-name="P9">MRS. MOORE</text:p>
      <text:p text:style-name="P1">Jeff Nostram! Come with me to the office to call your parents.</text:p>
      <text:p text:style-name="P3"><text:span text:style-name="T2">INSERT teacher slapping pink detention slip onto office countertop. </text:span><text:span text:style-name="T9">It says</text:span><text:span text:style-name="T2">: Jeff Nostram: Watching girls undress. </text:span></text:p>
      <text:h text:style-name="P10" text:outline-level="3">INT. CHEMISTRY LAB</text:h>
      <text:p text:style-name="P2">The <text:span text:style-name="T1">cheerleaders</text:span> sit around a lab table dressed in their cheer uniforms. <text:span text:style-name="T17">Becky,</text:span> Julie, and Krissy look at each other and giggle. </text:p>
      <text:p text:style-name="P9">LISA</text:p>
      <text:p text:style-name="P1">Are you guys mad I told <text:span text:style-name="T18">them</text:span> where we were changing?</text:p>
      <text:p text:style-name="P2"><text:soft-page-break/><text:span text:style-name="T19">Julie and Krissy look to Becky for a cue. </text:span>Becky shrug<text:span text:style-name="T19">s. Julie and Krissy</text:span> <text:span text:style-name="T19">shake their heads</text:span>.</text:p>
      <text:p text:style-name="P9">BECKY</text:p>
      <text:p text:style-name="P1">We’re not mad.</text:p>
      <text:p text:style-name="P9">KRISSY</text:p>
      <text:p text:style-name="P1">It was hilarious.</text:p>
      <text:p text:style-name="P2">Kelly runs in, like she’s sneaking away before someone sees her, and sits at the table. She’s laughing.</text:p>
      <text:p text:style-name="P9">Kelly</text:p>
      <text:p text:style-name="P1">They’re calling his mom to bring him clean pants.</text:p>
      <text:p text:style-name="P2">Becky and Julie and Krissy laugh their heads off.</text:p>
      <text:p text:style-name="P2"><text:span text:style-name="T1">Julie</text:span> runs up to the door, presses herself against it and grunts. </text:p>
      <text:p text:style-name="P2">Kelly, <text:span text:style-name="T16">Becky</text:span>, <text:span text:style-name="T1">Julie,</text:span> and <text:span text:style-name="T1">Krissy</text:span> laugh.</text:p>
      <text:p text:style-name="P9">KRISSY</text:p>
      <text:p text:style-name="P1">No, it’s more like this.</text:p>
      <text:p text:style-name="P2"><text:span text:style-name="T1">Krissy</text:span> runs up to the door, presses herself against it and grunts. <text:s/></text:p>
      <text:p text:style-name="P2">Becky and <text:span text:style-name="T16">Kelly</text:span> laugh.</text:p>
      <text:p text:style-name="P2">Julie and Krissy <text:span text:style-name="T16">come back into the room,</text:span> grunt and grind against <text:span text:style-name="T16">tables, bump into</text:span> each other and laugh.</text:p>
      <text:p text:style-name="P3"><text:span text:style-name="T2">Mrs. Moore enters, Julie and Krissy freeze, run back to the</text:span><text:span text:style-name="T9">ir</text:span><text:span text:style-name="T2"> </text:span><text:span text:style-name="T9">seats.</text:span><text:span text:style-name="T2"> Mrs. Moore </text:span><text:span text:style-name="T9">sits at the table with them</text:span><text:span text:style-name="T2">.</text:span></text:p>
      <text:p text:style-name="P9">MRS. MOORE</text:p>
      <text:p text:style-name="P1">Were any of you upset by what just happened?</text:p>
      <text:p text:style-name="P2">Julie and Krissy giggle.</text:p>
      <text:p text:style-name="P9">Kelly</text:p>
      <text:p text:style-name="P1">Most of us weren’t undressed yet.</text:p>
      <text:p text:style-name="P9">MRS. MOORE</text:p>
      <text:p text:style-name="P1">Someone must have been undressed.</text:p>
      <text:p text:style-name="P5">Kelly</text:p>
      <text:p text:style-name="P1">I had my skirt off, but my shirt covered everything.</text:p>
      <text:p text:style-name="P5">BECKY</text:p>
      <text:p text:style-name="P1">I wasn’t undressed yet.</text:p>
      <text:p text:style-name="P3"><text:soft-page-break/><text:span text:style-name="T2">Becky, </text:span><text:span text:style-name="T9">Kelly and Julie and Krissy</text:span><text:span text:style-name="T2"> look at each other shake their heads, shrug. Everyone looks at Lisa.</text:span></text:p>
      <text:p text:style-name="P9">LISA</text:p>
      <text:p text:style-name="P1">I was trying to change quickly, so I was in my underwear.</text:p>
      <text:p text:style-name="P2">Mrs. Moore looks surprised.</text:p>
      <text:p text:style-name="P9">MRS. MOORE</text:p>
      <text:p text:style-name="P1"><text:span text:style-name="T20">Y</text:span>ou were the one?</text:p>
      <text:p text:style-name="P3"><text:span text:style-name="T9">Julie and Krissy</text:span><text:span text:style-name="T2"> giggle, raise their eyebrows. </text:span></text:p>
      <text:p text:style-name="P6">JULIE &amp; KRISSY</text:p>
      <text:p text:style-name="P1">Ooooo.</text:p>
      <text:p text:style-name="P2">Lisa looks at them, confused.</text:p>
      <text:p text:style-name="P9">KRISSY</text:p>
      <text:p text:style-name="P1">I didn’t think you were Jeff’s type.</text:p>
      <text:p text:style-name="P7">LISA</text:p>
      <text:p text:style-name="P1"><text:span text:style-name="T20">I'm not</text:span>. <text:span text:style-name="T21">Becky is.</text:span></text:p>
      <text:p text:style-name="P8">JULIE</text:p>
      <text:p text:style-name="P1">Wow. What do you look like in underwear?</text:p>
      <text:p text:style-name="P2">The <text:span text:style-name="T22">cheerleaders</text:span> laugh. Lisa shrinks into herself.</text:p>
      <text:p text:style-name="P9">LISA <text:span text:style-name="T20">(pitiful)</text:span></text:p>
      <text:p text:style-name="P1">Normal.</text:p>
      <text:p text:style-name="P9">MRS. MOORE</text:p>
      <text:p text:style-name="P1">Do you understand what just happened?</text:p>
      <text:p text:style-name="P9">LISA </text:p>
      <text:p text:style-name="P1"><text:span text:style-name="T20">Did</text:span> someone sa<text:span text:style-name="T20">y</text:span> Jeff peed in his pants?</text:p>
      <text:p text:style-name="P2">The <text:span text:style-name="T22">cheerleaders</text:span> giggle.</text:p>
      <text:p text:style-name="P9"><text:span text:style-name="T19">JULIE</text:span> <text:span text:style-name="T20">(sarcastic)</text:span></text:p>
      <text:p text:style-name="P1">It wasn’t p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21:31:06.375310930</meta:creation-date>
    <dc:date>2018-02-08T21:32:13.395121039</dc:date>
    <meta:editing-duration>PT1M7S</meta:editing-duration>
    <meta:editing-cycles>1</meta:editing-cycles>
    <meta:document-statistic meta:table-count="0" meta:image-count="0" meta:object-count="0" meta:page-count="4" meta:paragraph-count="104" meta:word-count="723" meta:character-count="4040" meta:non-whitespace-character-count="3410"/>
    <meta:generator>LibreOffice/5.1.6.2$Linux_X86_64 LibreOffice_project/10m0$Build-2</meta:generator>
  </office:meta>
</office:document-meta>
</file>